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URRUTIA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2527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300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LLPA MENDOZA LIZ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7292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300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NZALES URRUTIA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82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BOL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0/2021</text:p>
          </table:table-cell>
          <table:table-cell table:style-name="Tabla2.A3" office:value-type="string">
            <text:p text:style-name="P22">55884469</text:p>
          </table:table-cell>
          <table:table-cell table:style-name="Tabla2.D3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8:14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